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88ef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88ef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88ef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88ef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88ef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88ef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88ef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88ef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88ef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88ef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88ef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88ef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88ef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88ef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88ef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88ef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88ef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Keylimar Del Valle Sanchez Riva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6/10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92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neurinmar Jose Sanchez Rondo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77730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0.38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2" meta:non-whitespace-character-count="1004"/>
    <meta:template xlink:type="simple" xlink:actuate="onRequest" xlink:title="Normal" xlink:href=""/>
  </office:meta>
</office:document-meta>
</file>